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Tahoma, Verdana"/>
    <style:font-face style:name="Helvetica" svg:font-family="Helvetica, Aria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2291in" fo:text-indent="0in" style:auto-text-indent="false"/>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italic" fo:font-weight="normal"/>
    </style:style>
    <style:style style:name="T3"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000000" style:font-name="sans-serif" fo:font-size="10.5pt" fo:letter-spacing="normal" fo:font-style="normal" fo:font-weight="normal"/>
    </style:style>
    <style:style style:name="T6" style:family="text">
      <style:text-properties fo:font-variant="normal" fo:text-transform="none" fo:color="#000000" style:font-name="Helvetica" fo:font-size="9pt" fo:letter-spacing="normal" fo:font-style="normal" fo:font-weight="normal"/>
    </style:style>
    <style:style style:name="T7" style:family="text">
      <style:text-properties fo:font-variant="normal" fo:text-transform="none" fo:color="#333333" style:font-name="Arial1" fo:font-size="10.5pt" fo:letter-spacing="normal" fo:font-style="normal" fo:font-weight="normal"/>
    </style:style>
    <style:style style:name="T8" style:family="text">
      <style:text-properties fo:font-variant="normal" fo:text-transform="none" fo:color="#003399" style:text-line-through-style="none" style:font-name="Helvetica" fo:font-size="9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ge general information:</text:p>
      <text:p text:style-name="P1"><text:span text:style-name="T1">The word "plumbing" comes from the </text:span><text:span text:style-name="T4">Latin</text:span><text:span text:style-name="T3"> </text:span><text:span text:style-name="T2">plumbum </text:span><text:span text:style-name="T1">for </text:span><text:span text:style-name="T4">lead</text:span><text:span text:style-name="T1">, as </text:span><text:span text:style-name="T4">pipes were once made from lead</text:span><text:span text:style-name="T5">.</text:span> Lead was the metal that was most commonly used for plumbing systems, until shortly after world war II when the switch to copper took place. </text:p>
      <text:p text:style-name="P1">Source: <text:s/>http://en.wikipedia.org/wiki/Plumbing</text:p>
      <text:p text:style-name="P1"><text:span text:style-name="T7">It’s easy to toss stuff in the toilet, flush, and forget. But this not only negatively impacts the environment, but it’s also painfully expensive to fix.</text:span></text:p>
      <text:p text:style-name="P1"><text:span text:style-name="T7">Some experts claim that flushing tampons and sanitary napkins causes the majority of household clogs. The reason is because cotton snags easily, and if your home’s plumbing pipes have any cracks or root infiltration, the cotton can quickly get caught in the line. After a few flushes, buildup can occur and you’ll have a clog on your hands. </text:span></text:p>
      <text:p text:style-name="P1"><text:span text:style-name="T7">Diapers: Yes, people really do try to flush diapers down the toilet, and it’s more common than you might think. Diapers will clog a toilet, or an outgoing line, in a heartbeat. They should always go in the trash </text:span></text:p>
      <text:p text:style-name="P1"><text:span text:style-name="T7"/></text:p>
      <text:p text:style-name="P1"><text:span text:style-name="T7">source: http://www.moneycrashers.com/items-never-flush-prevent-clogged-toilet/</text:span></text:p>
      <text:p text:style-name="P1"><text:span text:style-name="T7">pets: </text:span><text:span text:style-name="T6">Yes, pets. Goldfish are commonly flushed, but small rodents (hamsters and gerbils) are also found in sewer systems. They’re sturdy and they create clogs; consider a proper burial<text:line-break/><text:line-break/>source: <text:s/></text:span><text:a xlink:type="simple" xlink:href="http://www.mnn.com/lifestyle/responsible-living/stories/what-not-to-flush-down-the-toilet#ixzz3LB0v0CI0"><text:span text:style-name="T8">http://www.mnn.com/lifestyle/responsible-living/stories/what-not-to-flush-down-the-toilet#ixzz3LB0v0CI0</text:span></text:a><text:span text:style-name="T7"> </text:span></text:p>
      <text:p text:style-name="P1"><text:span text:style-name="T7"/></text:p>
      <text:p text:style-name="P1"><text:span text:style-name="T7">other things to not flush: chopsticks, articles of clothing such as underwear or shirts, paper towel(this can clump together and create big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Tahoma, Verdana"/>
    <style:font-face style:name="Helvetica" svg:font-family="Helvetica, Aria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20:56:03.85</meta:creation-date>
    <dc:date>2014-12-06T21:55:59.46</dc:date>
    <meta:editing-duration>PT13M30S</meta:editing-duration>
    <meta:editing-cycles>1</meta:editing-cycles>
    <meta:generator>OpenOffice.org/3.4$Win32 OpenOffice.org_project/340m1$Build-9590</meta:generator>
    <meta:document-statistic meta:table-count="0" meta:image-count="0" meta:object-count="0" meta:page-count="1" meta:paragraph-count="9" meta:word-count="226" meta:character-count="1538"/>
  </office:meta>
</office:document-meta>
</file>